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8.19pt" svg:height="505.98pt" svg:x="477.1pt" svg:y="9.78pt">
            <draw:object draw:notify-on-update-of-ranges="Sheet1.E2:Sheet1.E9 Sheet1.B2:Sheet1.B2 Sheet1.E2:Sheet1.E9 Sheet1.D2:Sheet1.D9 Sheet1.B10:Sheet1.B10 Sheet1.E10:Sheet1.E17 Sheet1.D10:Sheet1.D17 Sheet1.B18:Sheet1.B18 Sheet1.E18:Sheet1.E25 Sheet1.D18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E2]/[.D2]" office:value-type="float" office:value="1.35483870967742" calcext:value-type="float">
            <text:p>1.35483870967742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E3]/[.D3]" office:value-type="float" office:value="1.66917293233083" calcext:value-type="float">
            <text:p>1.66917293233083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E4]/[.D4]" office:value-type="float" office:value="1.87890255439924" calcext:value-type="float">
            <text:p>1.87890255439924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" calcext:value-type="float">
            <text:p>30</text:p>
          </table:table-cell>
          <table:table-cell office:value-type="float" office:value="8557" calcext:value-type="float">
            <text:p>8557</text:p>
          </table:table-cell>
          <table:table-cell office:value-type="float" office:value="16746" calcext:value-type="float">
            <text:p>16746</text:p>
          </table:table-cell>
          <table:table-cell/>
          <table:table-cell table:formula="of:=[.E5]/[.D5]" office:value-type="float" office:value="1.95699427369405" calcext:value-type="float">
            <text:p>1.95699427369405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0" calcext:value-type="float">
            <text:p>100</text:p>
          </table:table-cell>
          <table:table-cell office:value-type="float" office:value="91507" calcext:value-type="float">
            <text:p>91507</text:p>
          </table:table-cell>
          <table:table-cell office:value-type="float" office:value="181806" calcext:value-type="float">
            <text:p>181806</text:p>
          </table:table-cell>
          <table:table-cell/>
          <table:table-cell table:formula="of:=[.E6]/[.D6]" office:value-type="float" office:value="1.98679882413367" calcext:value-type="float">
            <text:p>1.98679882413367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0" calcext:value-type="float">
            <text:p>300</text:p>
          </table:table-cell>
          <table:table-cell office:value-type="float" office:value="814507" calcext:value-type="float">
            <text:p>814507</text:p>
          </table:table-cell>
          <table:table-cell office:value-type="float" office:value="1625406" calcext:value-type="float">
            <text:p>1625406</text:p>
          </table:table-cell>
          <table:table-cell/>
          <table:table-cell table:formula="of:=[.E7]/[.D7]" office:value-type="float" office:value="1.9955703265902" calcext:value-type="float">
            <text:p>1.9955703265902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00" calcext:value-type="float">
            <text:p>1000</text:p>
          </table:table-cell>
          <table:table-cell office:value-type="float" office:value="9015007" calcext:value-type="float">
            <text:p>9015007</text:p>
          </table:table-cell>
          <table:table-cell office:value-type="float" office:value="18018006" calcext:value-type="float">
            <text:p>18018006</text:p>
          </table:table-cell>
          <table:table-cell/>
          <table:table-cell table:formula="of:=[.E8]/[.D8]" office:value-type="float" office:value="1.99866799881575" calcext:value-type="float">
            <text:p>1.99866799881575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00" calcext:value-type="float">
            <text:p>3000</text:p>
          </table:table-cell>
          <table:table-cell office:value-type="float" office:value="81045007" calcext:value-type="float">
            <text:p>81045007</text:p>
          </table:table-cell>
          <table:table-cell office:value-type="float" office:value="162054006" calcext:value-type="float">
            <text:p>162054006</text:p>
          </table:table-cell>
          <table:table-cell/>
          <table:table-cell table:formula="of:=[.E9]/[.D9]" office:value-type="float" office:value="1.99955570365982" calcext:value-type="float">
            <text:p>1.9995557036598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0]/[.D10]" office:value-type="float" office:value="0.888888888888889" calcext:value-type="float">
            <text:p>0.888888888888889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11]/[.D11]" office:value-type="float" office:value="1.46938775510204" calcext:value-type="float">
            <text:p>1.46938775510204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E12]/[.D12]" office:value-type="float" office:value="1.8140589569161" calcext:value-type="float">
            <text:p>1.8140589569161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" calcext:value-type="float">
            <text:p>30</text:p>
          </table:table-cell>
          <table:table-cell office:value-type="float" office:value="3721" calcext:value-type="float">
            <text:p>3721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E13]/[.D13]" office:value-type="float" office:value="1.93496371943026" calcext:value-type="float">
            <text:p>1.93496371943026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0" calcext:value-type="float">
            <text:p>100</text:p>
          </table:table-cell>
          <table:table-cell office:value-type="float" office:value="40401" calcext:value-type="float">
            <text:p>4040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[.E14]/[.D14]" office:value-type="float" office:value="1.98014900621272" calcext:value-type="float">
            <text:p>1.9801490062127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0" calcext:value-type="float">
            <text:p>300</text:p>
          </table:table-cell>
          <table:table-cell office:value-type="float" office:value="361201" calcext:value-type="float">
            <text:p>361201</text:p>
          </table:table-cell>
          <table:table-cell office:value-type="float" office:value="720000" calcext:value-type="float">
            <text:p>720000</text:p>
          </table:table-cell>
          <table:table-cell/>
          <table:table-cell table:formula="of:=[.E15]/[.D15]" office:value-type="float" office:value="1.99334996303997" calcext:value-type="float">
            <text:p>1.99334996303997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00" calcext:value-type="float">
            <text:p>1000</text:p>
          </table:table-cell>
          <table:table-cell office:value-type="float" office:value="4004001" calcext:value-type="float">
            <text:p>4004001</text:p>
          </table:table-cell>
          <table:table-cell office:value-type="float" office:value="8000000" calcext:value-type="float">
            <text:p>8000000</text:p>
          </table:table-cell>
          <table:table-cell/>
          <table:table-cell table:formula="of:=[.E16]/[.D16]" office:value-type="float" office:value="1.99800149900062" calcext:value-type="float">
            <text:p>1.9980014990006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00" calcext:value-type="float">
            <text:p>3000</text:p>
          </table:table-cell>
          <table:table-cell office:value-type="float" office:value="36012001" calcext:value-type="float">
            <text:p>36012001</text:p>
          </table:table-cell>
          <table:table-cell office:value-type="float" office:value="72000000" calcext:value-type="float">
            <text:p>72000000</text:p>
          </table:table-cell>
          <table:table-cell/>
          <table:table-cell table:formula="of:=[.E17]/[.D17]" office:value-type="float" office:value="1.99933349996297" calcext:value-type="float">
            <text:p>1.99933349996297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18]/[.D18]" office:value-type="float" office:value="1.23076923076923" calcext:value-type="float">
            <text:p>1.23076923076923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9]/[.D19]" office:value-type="float" office:value="1.69411764705882" calcext:value-type="float">
            <text:p>1.69411764705882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" calcext:value-type="float">
            <text:p>10</text:p>
          </table:table-cell>
          <table:table-cell office:value-type="float" office:value="841" calcext:value-type="float">
            <text:p>84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20]/[.D20]" office:value-type="float" office:value="1.90249702734839" calcext:value-type="float">
            <text:p>1.90249702734839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" calcext:value-type="float">
            <text:p>30</text:p>
          </table:table-cell>
          <table:table-cell office:value-type="float" office:value="7321" calcext:value-type="float">
            <text:p>7321</text:p>
          </table:table-cell>
          <table:table-cell office:value-type="float" office:value="14400" calcext:value-type="float">
            <text:p>14400</text:p>
          </table:table-cell>
          <table:table-cell/>
          <table:table-cell table:formula="of:=[.E21]/[.D21]" office:value-type="float" office:value="1.96694440650184" calcext:value-type="float">
            <text:p>1.96694440650184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0" calcext:value-type="float">
            <text:p>100</text:p>
          </table:table-cell>
          <table:table-cell office:value-type="float" office:value="80401" calcext:value-type="float">
            <text:p>8040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[.E22]/[.D22]" office:value-type="float" office:value="1.99002499968906" calcext:value-type="float">
            <text:p>1.99002499968906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0" calcext:value-type="float">
            <text:p>300</text:p>
          </table:table-cell>
          <table:table-cell office:value-type="float" office:value="721201" calcext:value-type="float">
            <text:p>721201</text:p>
          </table:table-cell>
          <table:table-cell office:value-type="float" office:value="1440000" calcext:value-type="float">
            <text:p>1440000</text:p>
          </table:table-cell>
          <table:table-cell/>
          <table:table-cell table:formula="of:=[.E23]/[.D23]" office:value-type="float" office:value="1.99666944444059" calcext:value-type="float">
            <text:p>1.99666944444059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00" calcext:value-type="float">
            <text:p>1000</text:p>
          </table:table-cell>
          <table:table-cell office:value-type="float" office:value="8004001" calcext:value-type="float">
            <text:p>8004001</text:p>
          </table:table-cell>
          <table:table-cell office:value-type="float" office:value="16000000" calcext:value-type="float">
            <text:p>16000000</text:p>
          </table:table-cell>
          <table:table-cell/>
          <table:table-cell table:formula="of:=[.E24]/[.D24]" office:value-type="float" office:value="1.99900024999997" calcext:value-type="float">
            <text:p>1.99900024999997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00" calcext:value-type="float">
            <text:p>3000</text:p>
          </table:table-cell>
          <table:table-cell office:value-type="float" office:value="72012001" calcext:value-type="float">
            <text:p>72012001</text:p>
          </table:table-cell>
          <table:table-cell office:value-type="float" office:value="144000000" calcext:value-type="float">
            <text:p>144000000</text:p>
          </table:table-cell>
          <table:table-cell/>
          <table:table-cell table:formula="of:=[.E25]/[.D25]" office:value-type="float" office:value="1.99966669444444" calcext:value-type="float">
            <text:p>1.99966669444444</text:p>
          </table:table-cell>
        </table:table-row>
      </table:table>
      <table:named-expressions/>
      <table:database-ranges>
        <table:database-range table:name="__Anonymous_Sheet_DB__0" table:target-range-address="Sheet1.B1:Sheet1.E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9:31:25.363192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8M37S</meta:editing-duration>
    <meta:editing-cycles>3</meta:editing-cycles>
    <meta:generator>LibreOffice/6.1.4.2$Linux_X86_64 LibreOffice_project/10$Build-2</meta:generator>
    <dc:date>2019-01-15T09:50:43.708192819</dc:date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76cm" svg:height="17.851cm" xlink:href=".." xlink:type="simple" chart:class="chart:scatter" chart:style-name="ch1">
        <chart:title svg:x="6.906cm" svg:y="0.493cm" chart:style-name="ch2">
          <text:p>Mesh Comparison</text:p>
        </chart:title>
        <chart:subtitle svg:x="7.858cm" svg:y="1.629cm" chart:style-name="ch3">
          <text:p>Log Scale</text:p>
        </chart:subtitle>
        <chart:legend chart:legend-position="end" svg:x="15.128cm" svg:y="8.128cm" style:legend-expansion="high" chart:style-name="ch4"/>
        <chart:plot-area chart:style-name="ch5" table:cell-range-address="Sheet1.D2:Sheet1.E9 Sheet1.B2:Sheet1.B2 Sheet1.B10:Sheet1.B10 Sheet1.E10:Sheet1.E25 Sheet1.B18:Sheet1.B18" chart:data-source-has-labels="both" svg:x="1.362cm" svg:y="2.669cm" svg:width="13.415cm" svg:height="13.844cm">
          <chartooo:coordinate-region svg:x="2.169cm" svg:y="2.669cm" svg:width="11.171cm" svg:height="11.934cm"/>
          <chart:axis chart:dimension="x" chart:name="primary-x" chart:style-name="ch6" chartooo:axis-type="auto">
            <chart:title svg:x="7.046cm" svg:y="16.87cm" chart:style-name="ch7">
              <text:p>Num.Vertices</text:p>
            </chart:title>
            <chart:categories table:cell-range-address="Sheet1.E2:Sheet1.E9"/>
          </chart:axis>
          <chart:axis chart:dimension="y" chart:name="primary-y" chart:style-name="ch6">
            <chart:title svg:x="0.451cm" svg:y="10.468cm" chart:style-name="ch8">
              <text:p>Num.Faces</text:p>
            </chart:title>
            <chart:grid chart:style-name="ch9" chart:class="major"/>
          </chart:axis>
          <chart:series chart:style-name="ch10" chart:values-cell-range-address="Sheet1.E2:Sheet1.E9" chart:label-cell-address="Sheet1.B2:Sheet1.B2" chart:class="chart:scatter">
            <chart:domain table:cell-range-address="Sheet1.D2:Sheet1.D9"/>
            <chart:data-point chart:repeated="8"/>
          </chart:series>
          <chart:series chart:style-name="ch11" chart:values-cell-range-address="Sheet1.E10:Sheet1.E17" chart:label-cell-address="Sheet1.B10:Sheet1.B10" chart:class="chart:scatter">
            <chart:domain table:cell-range-address="Sheet1.D10:Sheet1.D17"/>
            <chart:data-point chart:repeated="8"/>
          </chart:series>
          <chart:series chart:style-name="ch12" chart:values-cell-range-address="Sheet1.E18:Sheet1.E25" chart:label-cell-address="Sheet1.B18:Sheet1.B18" chart:class="chart:scatter">
            <chart:domain table:cell-range-address="Sheet1.D18:Sheet1.D25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exagonal</text:p>
                <draw:g>
                  <svg:desc>Sheet1.B2:Sheet1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quare_2tri</text:p>
                <draw:g>
                  <svg:desc>Sheet1.B10:Sheet1.B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quare_4tri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float" office:value="42">
                <text:p>42</text:p>
                <draw:g>
                  <svg:desc>Sheet1.E2:Sheet1.E9</svg:desc>
                </draw:g>
              </table:table-cell>
              <table:table-cell office:value-type="float" office:value="31">
                <text:p>31</text:p>
                <draw:g>
                  <svg:desc>Sheet1.D2:Sheet1.D9</svg:desc>
                </draw:g>
              </table:table-cell>
              <table:table-cell office:value-type="float" office:value="42">
                <text:p>42</text:p>
                <draw:g>
                  <svg:desc>Sheet1.E2:Sheet1.E9</svg:desc>
                </draw:g>
              </table:table-cell>
              <table:table-cell office:value-type="float" office:value="9">
                <text:p>9</text:p>
                <draw:g>
                  <svg:desc>Sheet1.D10:Sheet1.D17</svg:desc>
                </draw:g>
              </table:table-cell>
              <table:table-cell office:value-type="float" office:value="8">
                <text:p>8</text:p>
                <draw:g>
                  <svg:desc>Sheet1.E10:Sheet1.E17</svg:desc>
                </draw:g>
              </table:table-cell>
              <table:table-cell office:value-type="float" office:value="13">
                <text:p>13</text:p>
                <draw:g>
                  <svg:desc>Sheet1.D18:Sheet1.D25</svg:desc>
                </draw:g>
              </table:table-cell>
              <table:table-cell office:value-type="float" office:value="16">
                <text:p>16</text:p>
                <draw:g>
                  <svg:desc>Sheet1.E18:Sheet1.E25</svg:desc>
                </draw:g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33">
                <text:p>133</text:p>
              </table:table-cell>
              <table:table-cell office:value-type="float" office:value="222">
                <text:p>222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057">
                <text:p>1057</text:p>
              </table:table-cell>
              <table:table-cell office:value-type="float" office:value="1986">
                <text:p>1986</text:p>
              </table:table-cell>
              <table:table-cell office:value-type="float" office:value="441">
                <text:p>441</text:p>
              </table:table-cell>
              <table:table-cell office:value-type="float" office:value="800">
                <text:p>800</text:p>
              </table:table-cell>
              <table:table-cell office:value-type="float" office:value="841">
                <text:p>84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6746">
                <text:p>16746</text:p>
              </table:table-cell>
              <table:table-cell office:value-type="float" office:value="8557">
                <text:p>8557</text:p>
              </table:table-cell>
              <table:table-cell office:value-type="float" office:value="16746">
                <text:p>16746</text:p>
              </table:table-cell>
              <table:table-cell office:value-type="float" office:value="3721">
                <text:p>3721</text:p>
              </table:table-cell>
              <table:table-cell office:value-type="float" office:value="7200">
                <text:p>7200</text:p>
              </table:table-cell>
              <table:table-cell office:value-type="float" office:value="7321">
                <text:p>7321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181806">
                <text:p>181806</text:p>
              </table:table-cell>
              <table:table-cell office:value-type="float" office:value="91507">
                <text:p>91507</text:p>
              </table:table-cell>
              <table:table-cell office:value-type="float" office:value="181806">
                <text:p>181806</text:p>
              </table:table-cell>
              <table:table-cell office:value-type="float" office:value="40401">
                <text:p>40401</text:p>
              </table:table-cell>
              <table:table-cell office:value-type="float" office:value="80000">
                <text:p>80000</text:p>
              </table:table-cell>
              <table:table-cell office:value-type="float" office:value="80401">
                <text:p>80401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float" office:value="1625406">
                <text:p>1625406</text:p>
              </table:table-cell>
              <table:table-cell office:value-type="float" office:value="814507">
                <text:p>814507</text:p>
              </table:table-cell>
              <table:table-cell office:value-type="float" office:value="1625406">
                <text:p>1625406</text:p>
              </table:table-cell>
              <table:table-cell office:value-type="float" office:value="361201">
                <text:p>361201</text:p>
              </table:table-cell>
              <table:table-cell office:value-type="float" office:value="720000">
                <text:p>720000</text:p>
              </table:table-cell>
              <table:table-cell office:value-type="float" office:value="721201">
                <text:p>721201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float" office:value="18018006">
                <text:p>18018006</text:p>
              </table:table-cell>
              <table:table-cell office:value-type="float" office:value="9015007">
                <text:p>9015007</text:p>
              </table:table-cell>
              <table:table-cell office:value-type="float" office:value="18018006">
                <text:p>18018006</text:p>
              </table:table-cell>
              <table:table-cell office:value-type="float" office:value="4004001">
                <text:p>4004001</text:p>
              </table:table-cell>
              <table:table-cell office:value-type="float" office:value="8000000">
                <text:p>8000000</text:p>
              </table:table-cell>
              <table:table-cell office:value-type="float" office:value="8004001">
                <text:p>8004001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float" office:value="162054006">
                <text:p>162054006</text:p>
              </table:table-cell>
              <table:table-cell office:value-type="float" office:value="81045007">
                <text:p>81045007</text:p>
              </table:table-cell>
              <table:table-cell office:value-type="float" office:value="162054006">
                <text:p>162054006</text:p>
              </table:table-cell>
              <table:table-cell office:value-type="float" office:value="36012001">
                <text:p>36012001</text:p>
              </table:table-cell>
              <table:table-cell office:value-type="float" office:value="72000000">
                <text:p>72000000</text:p>
              </table:table-cell>
              <table:table-cell office:value-type="float" office:value="72012001">
                <text:p>72012001</text:p>
              </table:table-cell>
              <table:table-cell office:value-type="float" office:value="144000000">
                <text:p>14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